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664BA97A62F452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6.553cm, 2.773cm, 2.556cm, 14.81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draw:frame draw:style-name="fr1" draw:name="Image 1" text:anchor-type="as-char" svg:width="24.365cm" svg:height="15.653cm" draw:z-index="0"><draw:image xlink:href="Pictures/1000000000000556000003009664BA97A62F45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f0000" fo:font-weight="bold" style:font-name-asian="Calibri1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fo:color="#ff0000" fo:font-weight="bold" style:font-weight-asian="bold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ff0000" fo:font-size="11pt" fo:font-weight="bold" style:font-name-asian="Calibri1" style:font-family-asian="Calibri" style:font-family-generic-asian="system" style:font-pitch-asian="variable" style:font-size-asian="11pt" style:font-weight-asian="bold" style:font-name-complex="F" style:font-family-generic-complex="system" style:font-pitch-complex="variable"/>
    </style:style>
    <style:style style:name="ListLabel_20_4" style:display-name="ListLabel 4" style:family="text">
      <style:text-properties fo:color="#ff0000" fo:font-weight="bold" style:font-weight-asian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1</meta:editing-cycles>
    <meta:creation-date>2014-12-06T09:32:00</meta:creation-date>
    <dc:date>2014-12-06T09:35:00</dc:date>
    <meta:editing-duration>PT2M</meta:editing-duration>
    <meta:generator>LibreOffice/5.1.5.2$MacOSX_X86_64 LibreOffice_project/7a864d8825610a8c07cfc3bc01dd4fce6a9447e5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